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A5000004BCD029547045F08A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905cm" fo:min-width="2.787cm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10.066cm" svg:height="10.261cm" svg:x="0cm" svg:y="0cm">
          <draw:image xlink:href="Pictures/10000001000004A5000004BCD029547045F08A3E.png" xlink:type="simple" xlink:show="embed" xlink:actuate="onLoad" draw:mime-type="image/png">
            <text:p/>
          </draw:image>
        </draw:frame>
        <draw:custom-shape draw:style-name="gr2" draw:text-style-name="P2" draw:layer="layout" svg:width="2.787cm" svg:height="1.905cm" svg:x="7.302cm" svg:y="1.63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3-axis§svg§600§TRUE§</svg:desc>
          <draw:g>
            <draw:path draw:style-name="gr3" draw:text-style-name="P3" draw:layer="layout" svg:width="0.291cm" svg:height="0.479cm" svg:x="7.172cm" svg:y="1.171cm" svg:viewBox="0 0 292 480" svg:d="M174 219c58-18 98-68 98-123 0-56-62-96-130-96-70 0-124 42-124 96 0 22 16 35 36 35 22 0 36-15 36-35 0-36-32-36-44-36 22-34 68-42 94-42 28 0 68 14 68 78 0 8-2 49-20 79-22 34-46 36-62 36-6 0-24 2-28 2-6 2-10 2-10 8 0 8 4 8 16 8 11 0 21 0 32 0 56 0 82 48 82 116 0 95-48 115-78 115s-84-12-108-52c24 2 46-12 46-40 0-23-18-37-40-37-16 0-38 10-38 39 0 64 64 110 142 110 86 0 150-64 150-135 0-56-46-112-118-126z">
              <text:p/>
            </draw:path>
            <draw:path draw:style-name="gr3" draw:text-style-name="P3" draw:layer="layout" svg:width="0.427cm" svg:height="0.027cm" svg:x="7.708cm" svg:y="1.448cm" svg:viewBox="0 0 428 28" svg:d="M404 28c12 0 24 0 24-14s-12-14-24-14c-127 0-253 0-380 0-12 0-24 0-24 14s12 14 24 14c127 0 253 0 380 0z">
              <text:p/>
            </draw:path>
            <draw:path draw:style-name="gr3" draw:text-style-name="P3" draw:layer="layout" svg:width="0.321cm" svg:height="0.316cm" svg:x="8.379cm" svg:y="1.326cm" svg:viewBox="0 0 322 317" svg:d="M234 46c-12-26-32-46-64-46-82 0-170 104-170 205 0 66 38 112 94 112 14 0 48-2 90-52 6 30 32 52 64 52 26 0 42-16 52-38 12-26 22-68 22-70 0-6-6-6-8-6-8 0-8 2-10 12-12 46-26 86-54 86-18 0-20-18-20-32s0-20 8-52c8-28 10-36 16-62 8-32 16-65 24-97 6-20 6-22 6-24 0-12-8-20-20-20-18 0-28 16-30 32zM188 227c-4 12-4 14-14 26-30 38-60 48-80 48-34 0-44-38-44-64 0-36 22-121 38-153 22-42 54-68 82-68 46 0 56 58 56 62s-2 8-2 12c-12 45-24 91-36 137z">
              <text:p/>
            </draw:path>
            <draw:path draw:style-name="gr3" draw:text-style-name="P3" draw:layer="layout" svg:width="0.349cm" svg:height="0.316cm" svg:x="8.743cm" svg:y="1.326cm" svg:viewBox="0 0 350 317" svg:d="M214 100c4-20 20-84 70-84 4 0 20 0 34 10-18 2-34 20-34 38 0 10 8 24 28 24 16 0 38-12 38-40 0-38-42-48-66-48-40 0-66 38-74 54-18-46-56-54-76-54-72 0-112 92-112 108 0 8 6 8 8 8 6 0 8-2 10-8 22-74 70-92 94-92 12 0 38 6 38 48 0 22-12 67-38 165-12 44-36 72-68 72-4 0-20 0-34-8 16-4 32-18 32-38 0-18-16-24-26-24-20 0-38 18-38 40 0 32 34 46 66 46 46 0 72-48 74-52 8 24 34 52 76 52 72 0 112-90 112-108 0-6-6-6-8-6-6 0-8 2-10 8-22 74-70 90-94 90-26 0-38-22-38-46 0-14 4-30 12-62 8-31 16-62 24-93z">
              <text:p/>
            </draw:path>
            <draw:path draw:style-name="gr3" draw:text-style-name="P3" draw:layer="layout" svg:width="0.183cm" svg:height="0.467cm" svg:x="9.144cm" svg:y="1.175cm" svg:viewBox="0 0 184 468" svg:d="M178 24c0-14-10-24-26-24-18 0-38 18-38 36 0 14 10 26 28 26 16 0 36-16 36-38zM126 287c8-20 8-22 14-40 6-14 10-24 10-38 0-32-22-58-58-58-66 0-92 102-92 108 0 8 6 8 8 8 6 0 8-2 10-12 20-66 48-88 72-88 6 0 18 0 18 22 0 16-6 30-8 38-6 18-38 98-48 128-8 19-16 41-16 55 0 34 22 58 56 58 66 0 92-102 92-107 0-6-6-6-8-6-6 0-6 2-10 11-12 44-36 86-72 86-12 0-16-6-16-22 0-18 4-28 20-69 9-25 19-50 28-74z">
              <text:p/>
            </draw:path>
            <draw:path draw:style-name="gr3" draw:text-style-name="P3" draw:layer="layout" svg:width="0.257cm" svg:height="0.316cm" svg:x="9.402cm" svg:y="1.326cm" svg:viewBox="0 0 258 317" svg:d="M238 48c-20 2-34 16-34 32 0 10 6 20 22 20s32-12 32-38c0-32-30-62-84-62-92 0-118 72-118 104 0 53 52 63 72 67 36 8 74 16 74 54 0 18-18 76-102 76-10 0-64 0-80-36 28 4 44-18 44-38 0-16-10-24-26-24-18 0-38 14-38 46 0 40 40 68 100 68 114 0 142-84 142-116 0-26-14-42-22-52-20-18-40-22-70-28-26-5-54-11-54-41 0-20 16-64 78-64 18 0 54 6 64 32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10.089cm" fo:page-height="10.2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6-21T14:25:10.168248627</dc:date>
    <meta:editing-duration>PT2M</meta:editing-duration>
    <meta:editing-cycles>2</meta:editing-cycles>
    <meta:generator>LibreOffice/7.3.2.2$MacOSX_AARCH64 LibreOffice_project/49f2b1bff42cfccbd8f788c8dc32c1c309559be0</meta:generator>
    <meta:document-statistic meta:object-count="10"/>
  </office:meta>
</office:document-meta>
</file>